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866in"/>
    </style:style>
    <style:style style:name="co2" style:family="table-column">
      <style:table-column-properties fo:break-before="auto" style:column-width="3.1563in"/>
    </style:style>
    <style:style style:name="co3" style:family="table-column">
      <style:table-column-properties fo:break-before="auto" style:column-width="0.4402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842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ffff00" style:vertical-align="middle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trait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manual_category</text:p>
          </table:table-cell>
          <table:table-cell table:style-name="ce1"/>
          <table:table-cell table:style-name="ce1" office:value-type="string" calcext:value-type="string">
            <text:p>manual_category</text:p>
          </table:table-cell>
          <table:table-cell office:value-type="string" calcext:value-type="string">
            <text:p>count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office:value-type="string" calcext:value-type="string">
            <text:p>Allergy</text:p>
          </table:table-cell>
          <table:table-cell table:formula="of:=COUNTIF([.D$2:.D$9993];[.F2])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office:value-type="string" calcext:value-type="string">
            <text:p>Anthropometric</text:p>
          </table:table-cell>
          <table:table-cell table:formula="of:=COUNTIF([.D$2:.D$9993];[.F3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/>
          <table:table-cell office:value-type="string" calcext:value-type="string">
            <text:p>Asthma</text:p>
          </table:table-cell>
          <table:table-cell table:formula="of:=COUNTIF([.D$2:.D$9993];[.F4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idney</text:p>
          </table:table-cell>
          <table:table-cell table:style-name="Default"/>
          <table:table-cell office:value-type="string" calcext:value-type="string">
            <text:p>Autoimmune / inflammatory</text:p>
          </table:table-cell>
          <table:table-cell table:formula="of:=COUNTIF([.D$2:.D$9993];[.F5])"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office:value-type="string" calcext:value-type="string">
            <text:p>Cancer</text:p>
          </table:table-cell>
          <table:table-cell table:formula="of:=COUNTIF([.D$2:.D$9993];[.F6])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office:value-type="string" calcext:value-type="string">
            <text:p>Cardiovascular</text:p>
          </table:table-cell>
          <table:table-cell table:formula="of:=COUNTIF([.D$2:.D$9993];[.F7])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038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office:value-type="string" calcext:value-type="string">
            <text:p>Cholesterol</text:p>
          </table:table-cell>
          <table:table-cell table:formula="of:=COUNTIF([.D$2:.D$9993];[.F8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</text:p>
          </table:table-cell>
          <table:table-cell table:style-name="Default"/>
          <table:table-cell office:value-type="string" calcext:value-type="string">
            <text:p>Covid19</text:p>
          </table:table-cell>
          <table:table-cell table:formula="of:=COUNTIF([.D$2:.D$9993];[.F9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office:value-type="string" calcext:value-type="string">
            <text:p>Dermatology</text:p>
          </table:table-cell>
          <table:table-cell table:formula="of:=COUNTIF([.D$2:.D$9993];[.F10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811</text:p>
          </table:table-cell>
          <table:table-cell table:style-name="Default" office:value-type="string" calcext:value-type="string">
            <text:p>Osteoarthritis (self-reported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logy</text:p>
          </table:table-cell>
          <table:table-cell table:style-name="Default"/>
          <table:table-cell office:value-type="string" calcext:value-type="string">
            <text:p>Diabetes</text:p>
          </table:table-cell>
          <table:table-cell table:formula="of:=COUNTIF([.D$2:.D$9993];[.F11])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logy</text:p>
          </table:table-cell>
          <table:table-cell table:style-name="Default"/>
          <table:table-cell office:value-type="string" calcext:value-type="string">
            <text:p>Ears</text:p>
          </table:table-cell>
          <table:table-cell table:formula="of:=COUNTIF([.D$2:.D$9993];[.F12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office:value-type="string" calcext:value-type="string">
            <text:p>Education</text:p>
          </table:table-cell>
          <table:table-cell table:formula="of:=COUNTIF([.D$2:.D$9993];[.F13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office:value-type="string" calcext:value-type="string">
            <text:p>Gastroenterology</text:p>
          </table:table-cell>
          <table:table-cell table:formula="of:=COUNTIF([.D$2:.D$9993];[.F14])"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office:value-type="string" calcext:value-type="string">
            <text:p>Hernia</text:p>
          </table:table-cell>
          <table:table-cell table:formula="of:=COUNTIF([.D$2:.D$9993];[.F15])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office:value-type="string" calcext:value-type="string">
            <text:p>Hypertension</text:p>
          </table:table-cell>
          <table:table-cell table:formula="of:=COUNTIF([.D$2:.D$9993];[.F16])"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5923</text:p>
          </table:table-cell>
          <table:table-cell table:style-name="Default" office:value-type="string" calcext:value-type="string">
            <text:p>Maternal history of Alzheimer's 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office:value-type="string" calcext:value-type="string">
            <text:p>Immune system</text:p>
          </table:table-cell>
          <table:table-cell table:formula="of:=COUNTIF([.D$2:.D$9993];[.F17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office:value-type="string" calcext:value-type="string">
            <text:p>Kidney</text:p>
          </table:table-cell>
          <table:table-cell table:formula="of:=COUNTIF([.D$2:.D$9993];[.F18])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office:value-type="string" calcext:value-type="string">
            <text:p>NA</text:p>
          </table:table-cell>
          <table:table-cell table:formula="of:=COUNTIF([.D$2:.D$9993];[.F19])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office:value-type="string" calcext:value-type="string">
            <text:p>Ophthalmology</text:p>
          </table:table-cell>
          <table:table-cell table:formula="of:=COUNTIF([.D$2:.D$9993];[.F20])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office:value-type="string" calcext:value-type="string">
            <text:p>Psychiatric / neurological</text:p>
          </table:table-cell>
          <table:table-cell table:formula="of:=COUNTIF([.D$2:.D$9993];[.F21])"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</text:p>
          </table:table-cell>
          <table:table-cell table:style-name="Default"/>
          <table:table-cell office:value-type="string" calcext:value-type="string">
            <text:p>Respiratory</text:p>
          </table:table-cell>
          <table:table-cell table:formula="of:=COUNTIF([.D$2:.D$9993];[.F22])"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</text:p>
          </table:table-cell>
          <table:table-cell table:style-name="Default"/>
          <table:table-cell office:value-type="string" calcext:value-type="string">
            <text:p>Rheumatology</text:p>
          </table:table-cell>
          <table:table-cell table:formula="of:=COUNTIF([.D$2:.D$9993];[.F23])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</text:p>
          </table:table-cell>
          <table:table-cell table:style-name="Default"/>
          <table:table-cell office:value-type="string" calcext:value-type="string">
            <text:p>Sleep</text:p>
          </table:table-cell>
          <table:table-cell table:formula="of:=COUNTIF([.D$2:.D$9993];[.F24])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</text:p>
          </table:table-cell>
          <table:table-cell table:style-name="Default"/>
          <table:table-cell office:value-type="string" calcext:value-type="string">
            <text:p>Urology</text:p>
          </table:table-cell>
          <table:table-cell table:formula="of:=COUNTIF([.D$2:.D$9993];[.F25])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table:number-columns-repeated="2"/>
          <table:table-cell table:number-columns-repeated="1018"/>
        </table:table-row>
        <table:table-row table:style-name="ro2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Breast 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 failur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19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19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11071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19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11072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19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11073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19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11074</text:p>
          </table:table-cell>
          <table:table-cell table:style-name="Default" office:value-type="string" calcext:value-type="string">
            <text:p>COVID-19 (RELEASE 5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19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011365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90000514</text:p>
          </table:table-cell>
          <table:table-cell table:style-name="Default" office:value-type="string" calcext:value-type="string">
            <text:p>Gastroesophageal reflux 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90000515</text:p>
          </table:table-cell>
          <table:table-cell table:style-name="Default" office:value-type="string" calcext:value-type="string">
            <text:p>Barrett's 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90013410</text:p>
          </table:table-cell>
          <table:table-cell table:style-name="Default" office:value-type="string" calcext:value-type="string">
            <text:p>Basal cell carcin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90013420</text:p>
          </table:table-cell>
          <table:table-cell table:style-name="Default" office:value-type="string" calcext:value-type="string">
            <text:p>Ambidextrousnes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nthropometric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90013534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90014033</text:p>
          </table:table-cell>
          <table:table-cell table:style-name="Default" office:value-type="string" calcext:value-type="string">
            <text:p>Haemorrhoidal 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ebi-a-GCST9001432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Ovarian cancer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High grade serous ovarian cancer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Breast cancer (Oncoarray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Breast cancer (iCOGS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ER+ Breast cancer (Oncoarray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ER+ Breast cancer (iCOGS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ER+ Breast cancer (iCOGS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Breast cancer (iCOGS)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ADHD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Major Depressive Disorder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Major Depressive Disorder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's disease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26</text:p>
          </table:table-cell>
          <table:table-cell table:style-name="Default" office:value-type="string" calcext:value-type="string">
            <text:p>Type 2 diabetes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 bowel disease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's disease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's disease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oronary heart disease</text:p>
          </table:table-cell>
          <table:table-cell table:number-columns-repeated="2"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PGC cross-disorder traits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Rheumatoid arthritis</text:p>
          </table:table-cell>
          <table:table-cell table:number-columns-repeated="2"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836</text:p>
          </table:table-cell>
          <table:table-cell table:style-name="Default" office:value-type="string" calcext:value-type="string">
            <text:p>College completion</text:p>
          </table:table-cell>
          <table:table-cell table:number-columns-repeated="2" table:style-name="Default" office:value-type="string" calcext:value-type="string">
            <text:p>Education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 class 1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verweight</text:p>
          </table:table-cell>
          <table:table-cell table:number-columns-repeated="2" table:style-name="Default" office:value-type="string" calcext:value-type="string">
            <text:p>Anthropometric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FEV1/FVC &amp;lt; 0.7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multiple sclerosis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's disease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 disorder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Breast cancer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4959</text:p>
          </table:table-cell>
          <table:table-cell table:style-name="Default" office:value-type="string" calcext:value-type="string">
            <text:p>Malignant non-melanoma skin cancer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4964</text:p>
          </table:table-cell>
          <table:table-cell table:style-name="Default" office:value-type="string" calcext:value-type="string">
            <text:p>Pan cancer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4966</text:p>
          </table:table-cell>
          <table:table-cell table:style-name="Default" office:value-type="string" calcext:value-type="string">
            <text:p>Pan cancer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nthropometric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LRTI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's disease</text:p>
          </table:table-cell>
          <table:table-cell table:number-columns-repeated="2"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Prostate cancer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106</text:p>
          </table:table-cell>
          <table:table-cell table:style-name="Default" office:value-type="string" calcext:value-type="string">
            <text:p>Non-cancer illness code <text:s/>self-reported: 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108</text:p>
          </table:table-cell>
          <table:table-cell table:style-name="Default" office:value-type="string" calcext:value-type="string">
            <text:p>Non-cancer illness code <text:s/>self-reported: high cholestero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olestero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258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ypertension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61</text:p>
          </table:table-cell>
          <table:table-cell table:style-name="Default" office:value-type="string" calcext:value-type="string">
            <text:p>Non-cancer illness code <text:s/>self-reported: 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ypertension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62</text:p>
          </table:table-cell>
          <table:table-cell table:style-name="Default" office:value-type="string" calcext:value-type="string">
            <text:p>Non-cancer illness code <text:s/>self-reported: 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66</text:p>
          </table:table-cell>
          <table:table-cell table:style-name="Default" office:value-type="string" calcext:value-type="string">
            <text:p>Non-cancer illness code <text:s/>self-reported: 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70</text:p>
          </table:table-cell>
          <table:table-cell table:style-name="Default" office:value-type="string" calcext:value-type="string">
            <text:p>Non-cancer illness code <text:s/>self-reported: gastro-oesophageal reflux (gord) / gastric reflux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70</text:p>
          </table:table-cell>
          <table:table-cell table:style-name="Default" office:value-type="string" calcext:value-type="string">
            <text:p>Non-cancer illness code <text:s/>self-reported: gastro-oesophageal reflux (gord) / gastric reflux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74</text:p>
          </table:table-cell>
          <table:table-cell table:style-name="Default" office:value-type="string" calcext:value-type="string">
            <text:p>Non-cancer illness code <text:s/>self-reported: 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77</text:p>
          </table:table-cell>
          <table:table-cell table:style-name="Default" office:value-type="string" calcext:value-type="string">
            <text:p>Non-cancer illness code <text:s/>self-reported: hypothyroidism/myxoede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hyroidsim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81</text:p>
          </table:table-cell>
          <table:table-cell table:style-name="Default" office:value-type="string" calcext:value-type="string">
            <text:p>Non-cancer illness code <text:s/>self-reported: 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a-94</text:p>
          </table:table-cell>
          <table:table-cell table:style-name="Default" office:value-type="string" calcext:value-type="string">
            <text:p>Non-cancer illness code <text:s/>self-reported: hayfever/allergic 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0912</text:p>
          </table:table-cell>
          <table:table-cell table:style-name="Default" office:value-type="string" calcext:value-type="string">
            <text:p>Non-cancer illness code, self-reported: high cholestero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olestero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2064</text:p>
          </table:table-cell>
          <table:table-cell table:style-name="Default" office:value-type="string" calcext:value-type="string">
            <text:p>Non-cancer illness code, self-reported: 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2493</text:p>
          </table:table-cell>
          <table:table-cell table:style-name="Default" office:value-type="string" calcext:value-type="string">
            <text:p>Diagnoses - secondary ICD10: I10 Essential (primary) 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ypertension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2651</text:p>
          </table:table-cell>
          <table:table-cell table:style-name="Default" office:value-type="string" calcext:value-type="string">
            <text:p>Diagnoses - secondary ICD10: E78.0 Pure hypercholesterol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olestero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2948</text:p>
          </table:table-cell>
          <table:table-cell table:style-name="Default" office:value-type="string" calcext:value-type="string">
            <text:p>Non-cancer illness code, self-reported: 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3782</text:p>
          </table:table-cell>
          <table:table-cell table:style-name="Default" office:value-type="string" calcext:value-type="string">
            <text:p>Diagnoses - secondary ICD10: Z86.7 Personal history of diseases of the circulatory syste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4057</text:p>
          </table:table-cell>
          <table:table-cell table:style-name="Default" office:value-type="string" calcext:value-type="string">
            <text:p>Non-cancer illness code, self-reported: 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ypertension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ypertension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4486</text:p>
          </table:table-cell>
          <table:table-cell table:style-name="Default" office:value-type="string" calcext:value-type="string">
            <text:p>Non-cancer illness code, self-reported: 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5686</text:p>
          </table:table-cell>
          <table:table-cell table:style-name="Default" office:value-type="string" calcext:value-type="string">
            <text:p>Diagnoses - secondary ICD10: I20.9 Angina pectoris, unspecified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5686</text:p>
          </table:table-cell>
          <table:table-cell table:style-name="Default" office:value-type="string" calcext:value-type="string">
            <text:p>Diagnoses - secondary ICD10: I20.9 Angina pectoris, unspecified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5829</text:p>
          </table:table-cell>
          <table:table-cell table:style-name="Default" office:value-type="string" calcext:value-type="string">
            <text:p>Non-cancer illness code, self-reported: heart attack/myocardial 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6364</text:p>
          </table:table-cell>
          <table:table-cell table:style-name="Default" office:value-type="string" calcext:value-type="string">
            <text:p>Diagnoses - secondary ICD10: Z87.1 Personal history of diseases of the digestive syste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6499</text:p>
          </table:table-cell>
          <table:table-cell table:style-name="Default" office:value-type="string" calcext:value-type="string">
            <text:p>Non-cancer illness code, self-reported: hayfever/allergic 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668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6818</text:p>
          </table:table-cell>
          <table:table-cell table:style-name="Default" office:value-type="string" calcext:value-type="string">
            <text:p>Non-cancer illness code, self-reported: gastro-oesophageal reflux (gord) / gastric reflux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6858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6890</text:p>
          </table:table-cell>
          <table:table-cell table:style-name="Default" office:value-type="string" calcext:value-type="string">
            <text:p>Cancer code, self-reported: breast 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7219</text:p>
          </table:table-cell>
          <table:table-cell table:style-name="Default" office:value-type="string" calcext:value-type="string">
            <text:p>Diagnoses - secondary ICD10: J45.9 Asthma, unspecified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8113</text:p>
          </table:table-cell>
          <table:table-cell table:style-name="Default" office:value-type="string" calcext:value-type="string">
            <text:p>Non-cancer illness code, self-reported: 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8200</text:p>
          </table:table-cell>
          <table:table-cell table:style-name="Default" office:value-type="string" calcext:value-type="string">
            <text:p>Blood clot, DVT, bronchitis, emphysema, asthma, rhinitis, eczema, allergy diagnosed by doctor: None of the above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19732</text:p>
          </table:table-cell>
          <table:table-cell table:style-name="Default" office:value-type="string" calcext:value-type="string">
            <text:p>Non-cancer illness code, self-reported: hypothyroidism/myxoede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hyroidism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20141</text:p>
          </table:table-cell>
          <table:table-cell table:style-name="Default" office:value-type="string" calcext:value-type="string">
            <text:p>Non-cancer illness code, self-reported: eczema/dermat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rmat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2592</text:p>
          </table:table-cell>
          <table:table-cell table:style-name="Default" office:value-type="string" calcext:value-type="string">
            <text:p>Non-cancer illness code, self-reported: irritable bowel syndrom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3672</text:p>
          </table:table-cell>
          <table:table-cell table:style-name="Default" office:value-type="string" calcext:value-type="string">
            <text:p>Diagnoses - secondary ICD10: K44.9 Diaphragmatic hernia without obstruction or gangrene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5369</text:p>
          </table:table-cell>
          <table:table-cell table:style-name="Default" office:value-type="string" calcext:value-type="string">
            <text:p>Diagnoses - main ICD10: K40.9 Unilateral or unspecified inguinal hernia, without obstruction or gangrene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6514</text:p>
          </table:table-cell>
          <table:table-cell table:style-name="Default" office:value-type="string" calcext:value-type="string">
            <text:p>Non-cancer illness code, self-reported: hiatus her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rnia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ler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b-8650</text:p>
          </table:table-cell>
          <table:table-cell table:style-name="Default" office:value-type="string" calcext:value-type="string">
            <text:p>Non-cancer illness code, self-reported: 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20126_0</text:p>
          </table:table-cell>
          <table:table-cell table:style-name="Default" office:value-type="string" calcext:value-type="string">
            <text:p>Bipolar and major depression status: No Bipolar or 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s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I9_DISVEINLYMPH</text:p>
          </table:table-cell>
          <table:table-cell table:style-name="Default" office:value-type="string" calcext:value-type="string">
            <text:p>Diseases of veins, lymphatic vessels and lymph nodes, not elsewhere classified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mmune system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ICDMAIN_ANY_ENTRY</text:p>
          </table:table-cell>
          <table:table-cell table:style-name="Default" office:value-type="string" calcext:value-type="string">
            <text:p>Any ICDMAIN event in hilmo or causes of death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Neoplasm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rdiovascular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K11_HERNIA</text:p>
          </table:table-cell>
          <table:table-cell table:style-name="Default" office:value-type="string" calcext:value-type="string">
            <text:p>Her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rnia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KNEE_ARTHROSIS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number-columns-repeated="2" table:style-name="Default" office:value-type="string" calcext:value-type="string">
            <text:p>NA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#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Diseases of the eye and adnex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rmat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rology</text:p>
          </table:table-cell>
          <table:table-cell table:style-name="Default"/>
          <table:table-cell table:style-name="ce5" table:number-columns-repeated="2"/>
          <table:table-cell table:style-name="ce6" table:number-columns-repeated="1017"/>
        </table:table-row>
        <table:table-row table:style-name="ro2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astroenterolog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spirato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 table:number-rows-repeated="10483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D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7-05T09:08:30.617287933</dc:date>
    <dc:creator>Aitor González</dc:creator>
    <meta:editing-duration>PT3H26M4S</meta:editing-duration>
    <meta:editing-cycles>107</meta:editing-cycles>
    <meta:generator>LibreOffice/7.3.4.2$Linux_X86_64 LibreOffice_project/30$Build-2</meta:generator>
    <meta:document-statistic meta:table-count="1" meta:cell-count="942" meta:object-count="0"/>
  </office:meta>
</office:document-meta>
</file>